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71f" officeooo:paragraph-rsid="001d171f"/>
    </style:style>
    <style:style style:name="P2" style:family="paragraph" style:parent-style-name="Standard">
      <style:text-properties officeooo:rsid="00211636" officeooo:paragraph-rsid="00211636"/>
    </style:style>
    <style:style style:name="P3" style:family="paragraph" style:parent-style-name="Standard">
      <style:text-properties officeooo:rsid="002211a9" officeooo:paragraph-rsid="002211a9"/>
    </style:style>
    <style:style style:name="P4" style:family="paragraph" style:parent-style-name="Standard">
      <style:text-properties officeooo:rsid="00249965" officeooo:paragraph-rsid="00249965"/>
    </style:style>
    <style:style style:name="P5" style:family="paragraph" style:parent-style-name="Standard">
      <style:text-properties style:text-line-through-style="solid" style:text-line-through-type="single" officeooo:rsid="001f148a" officeooo:paragraph-rsid="001f148a"/>
    </style:style>
    <style:style style:name="P6" style:family="paragraph" style:parent-style-name="Standard">
      <style:text-properties officeooo:rsid="001d171f" officeooo:paragraph-rsid="001d171f"/>
    </style:style>
    <style:style style:name="P7" style:family="paragraph" style:parent-style-name="Standard">
      <style:text-properties officeooo:rsid="001d171f" officeooo:paragraph-rsid="0030f062"/>
    </style:style>
    <style:style style:name="P8" style:family="paragraph" style:parent-style-name="Standard">
      <style:text-properties officeooo:rsid="0030f062" officeooo:paragraph-rsid="0030f062"/>
    </style:style>
    <style:style style:name="P9" style:family="paragraph" style:parent-style-name="Standard">
      <style:text-properties officeooo:rsid="001f148a" officeooo:paragraph-rsid="001d171f"/>
    </style:style>
    <style:style style:name="P10" style:family="paragraph" style:parent-style-name="Standard">
      <style:text-properties officeooo:rsid="001f148a" officeooo:paragraph-rsid="0030f062"/>
    </style:style>
    <style:style style:name="P11" style:family="paragraph" style:parent-style-name="Standard">
      <style:text-properties officeooo:rsid="00207385" officeooo:paragraph-rsid="00207385"/>
    </style:style>
    <style:style style:name="P12" style:family="paragraph" style:parent-style-name="Standard">
      <style:text-properties officeooo:rsid="00207385" officeooo:paragraph-rsid="0030f062"/>
    </style:style>
    <style:style style:name="P13" style:family="paragraph" style:parent-style-name="Standard">
      <style:text-properties officeooo:rsid="00207385" officeooo:paragraph-rsid="00326e20"/>
    </style:style>
    <style:style style:name="P14" style:family="paragraph" style:parent-style-name="Standard">
      <style:text-properties officeooo:rsid="00211636" officeooo:paragraph-rsid="00207385"/>
    </style:style>
    <style:style style:name="P15" style:family="paragraph" style:parent-style-name="Standard">
      <style:text-properties officeooo:rsid="00211636" officeooo:paragraph-rsid="00211636"/>
    </style:style>
    <style:style style:name="P16" style:family="paragraph" style:parent-style-name="Standard">
      <style:text-properties officeooo:rsid="00211636" officeooo:paragraph-rsid="00326e20"/>
    </style:style>
    <style:style style:name="P17" style:family="paragraph" style:parent-style-name="Standard">
      <style:text-properties officeooo:rsid="00211636" officeooo:paragraph-rsid="002211a9"/>
    </style:style>
    <style:style style:name="P18" style:family="paragraph" style:parent-style-name="Standard">
      <style:text-properties officeooo:rsid="00326e20" officeooo:paragraph-rsid="00326e20"/>
    </style:style>
    <style:style style:name="P19" style:family="paragraph" style:parent-style-name="Standard">
      <style:text-properties officeooo:rsid="002378d6" officeooo:paragraph-rsid="00326e20"/>
    </style:style>
    <style:style style:name="P20" style:family="paragraph" style:parent-style-name="Standard">
      <style:text-properties officeooo:rsid="002211a9" officeooo:paragraph-rsid="00326e20"/>
    </style:style>
    <style:style style:name="P21" style:family="paragraph" style:parent-style-name="Standard">
      <style:text-properties officeooo:rsid="003388b8" officeooo:paragraph-rsid="003388b8"/>
    </style:style>
    <style:style style:name="T1" style:family="text">
      <style:text-properties officeooo:rsid="001f148a"/>
    </style:style>
    <style:style style:name="T2" style:family="text">
      <style:text-properties officeooo:rsid="00207385"/>
    </style:style>
    <style:style style:name="T3" style:family="text">
      <style:text-properties officeooo:rsid="00211636"/>
    </style:style>
    <style:style style:name="T4" style:family="text">
      <style:text-properties officeooo:rsid="002211a9"/>
    </style:style>
    <style:style style:name="T5" style:family="text">
      <style:text-properties officeooo:rsid="0028a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vi Gusmão, Thiago Adriano, Tiago Trotta, Yan Victor</text:p>
      <text:p text:style-name="P4"/>
      <text:p text:style-name="P4">Perguntas:</text:p>
      <text:p text:style-name="P1"/>
      <text:p text:style-name="P8">ENGENHARIA DE REQUISITOS:</text:p>
      <text:p text:style-name="P8"/>
      <text:p text:style-name="P1">1) Como é feita a especificação dos requisitos de um software, em relação as restrições de seu funcionamento?</text:p>
      <text:p text:style-name="P7"/>
      <text:p text:style-name="P10">3) Com o software pronto, como é feita <text:s/>a verificação das especificações do software e se realmente atende as expectativas do que foi pedido.</text:p>
      <text:p text:style-name="P12"/>
      <text:p text:style-name="P12"><text:span text:style-name="T4">7</text:span>) Como o cliente participa do processo de especificação dos requisitos?</text:p>
      <text:p text:style-name="P13"/>
      <text:p text:style-name="P16"><text:span text:style-name="T4">8</text:span>) Como é elaborado o documento de requisitos, a fim de eliminar ambiguidades?</text:p>
      <text:p text:style-name="P16"/>
      <text:p text:style-name="P8">ARQUITETURA E IMPLEMENTAÇÃO:</text:p>
      <text:p text:style-name="P1"/>
      <text:p text:style-name="P1">2) <text:span text:style-name="T1">Em relação a implementação, como é feita a conversão da especificação do sistema para <text:s/>um código executável?</text:span></text:p>
      <text:p text:style-name="P20"/>
      <text:p text:style-name="P20">12) Como é feita a escolha da arquitetura a ser utilizada para a implementação de um software?</text:p>
      <text:p text:style-name="P13"/>
      <text:p text:style-name="P19">13) A empresa segue sempre o mesmo modelo <text:span text:style-name="T5">de arquitetura </text:span>ou ele pode variar dependendo do projeto?</text:p>
      <text:p text:style-name="P19"/>
      <text:p text:style-name="P18">14) Quais são as tecnologias de implementação utilizadas?</text:p>
      <text:p text:style-name="P19"/>
      <text:p text:style-name="P8">PROCESSOS DE SOFTWARE:</text:p>
      <text:p text:style-name="P9"/>
      <text:p text:style-name="P11">6) A empresa adota algum <text:span text:style-name="T4">modelo de</text:span> <text:span text:style-name="T3">processo em específico?</text:span></text:p>
      <text:p text:style-name="P11"/>
      <text:p text:style-name="P18">15) Como a equipe de desenvolvimento é estruturada?</text:p>
      <text:p text:style-name="P18"/>
      <text:p text:style-name="P21">16) Quais são os maiores problemas encontrados?</text:p>
      <text:p text:style-name="P19"/>
      <text:p text:style-name="P18">MODELAGEM:</text:p>
      <text:p text:style-name="P14"/>
      <text:p text:style-name="P2"><text:span text:style-name="T4">9</text:span>) Como é feita a modelagem do software? Quais tipos de modelos são usados?</text:p>
      <text:p text:style-name="P2"/>
      <text:p text:style-name="P2"><text:span text:style-name="T4">11</text:span>) O cliente participa do processo de modelagem? Se sim, como? Se não, por quê?</text:p>
      <text:p text:style-name="P17"/>
      <text:p text:style-name="P16"><text:span text:style-name="T4">10</text:span>) A empresa apresenta algum documento ou modelo que informe o funcionamento do software ao cliente?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21:33.514832128</meta:creation-date>
    <dc:date>2019-06-30T16:28:46.112866100</dc:date>
    <meta:editing-duration>PT45M1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15" meta:character-count="1320" meta:non-whitespace-character-count="1123"/>
  </office:meta>
</office:document-meta>
</file>